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DejaVu Sans" svg:font-family="DejaVu Sans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DejaVu Sans" svg:font-family="DejaVu Sans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395in"/>
      </style:header-style>
      <style:footer-style>
        <style:header-footer-properties style:dynamic-spacing="true" fo:min-height="-0.2479in"/>
      </style:footer-style>
    </style:page-layout>
  </office:automatic-styles>
  <office:master-styles>
    <style:master-page style:name="MP0" style:page-layout-name="PL0">
      <style:header>
        <text:p text:style-name="Cabeçalho"/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rcos Santana Viana</dc:creator>
    <meta:creation-date>2025-03-12T14:27:00Z</meta:creation-date>
    <dc:date>2025-03-12T14:27:00Z</dc:date>
    <meta:print-date>2025-03-12T14:27:00Z</meta:print-date>
    <meta:template xlink:href="Normal.dotm" xlink:type="simple"/>
    <meta:editing-cycles>3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